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automatic-styles>
    <style:style style:name="T1" style:family="text">
      <style:text-properties style:font-name="Helvetica" fo:font-size="12pt" fo:font-weight="bold"/>
    </style:style>
    <style:style style:name="T2" style:family="text">
      <style:text-properties style:font-name="Helvetica" fo:font-size="10pt"/>
    </style:style>
    <style:style style:name="T3" style:family="text">
      <style:text-properties style:font-name="Helvetica" fo:font-size="10pt" fo:font-weight="bold"/>
    </style:style>
    <style:style style:name="T4" style:family="text">
      <style:text-properties style:font-name="Helvetica" fo:font-size="10pt" style:text-blinking="true"/>
    </style:style>
    <style:style style:name="T5" style:family="text">
      <style:text-properties style:font-name="Helvetica" fo:font-size="10pt"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Subject: 5.09A</text:span><text:span text:style-name="T2"><text:line-break/></text:span><text:span text:style-name="T3">NEW!</text:span><text:span text:style-name="T2"> Posted by </text:span><text:a xlink:type="simple" xlink:href="http://learn.flvs.net/educator/student/profile.cgi?aross1*clockley*mpos=6&amp;spos=0&amp;slt=69vMO8QewFHXE*4102*clockley" office:target-frame-name="player" xlink:show="replace"><text:span text:style-name="T4">Christian Lockley</text:span></text:a><text:span text:style-name="T2"> Fri Nov 21 15:36:37 2014.<text:line-break/></text:span><text:span text:style-name="T5">Message:</text:span><text:span text:style-name="T2"> I thought computer scientist worked alone programming computers, however this is not so, there are many in field openings for computer scientist e.g firefighting and education, in addition to creating tools used by professionals who are not necessary computer scientist. </text:span></text:p>
      <text:p text:style-name="Standard"/>
      <text:p text:style-name="Standard"><text:span text:style-name="T3">NEW!</text:span><text:span text:style-name="T2"> Posted by </text:span><text:a xlink:type="simple" xlink:href="http://learn.flvs.net/educator/student/profile.cgi?aross1*clockley*mpos=6&amp;spos=0&amp;slt=69vMO8QewFHXE*4102*clockley" office:target-frame-name="player" xlink:show="replace"><text:span text:style-name="T4">Christian Lockley</text:span></text:a><text:span text:style-name="T2"> Fri Nov 21 16:17:18 2014.<text:line-break/></text:span><text:span text:style-name="T5">Message:</text:span><text:span text:style-name="T2"> I agree, Pablo Picasso's remarks about computers cannot be taken seriously considering the advances in technology, but his remarks where based in part on fact, it's hard to justify any application of computers in his day considering the cost and computer power or, lack thereof. <text:line-break/>While it's hard to agree that computers are the source of knowledge, computers are probably the most malleable tool ever invented and computer scientist discover and implement solutions to unlock the potential of this amazing machine. <text:line-break/>I believe it will be possible to bottle personality, feeling and intelligence into a machine and computer science will play a huge part in creating this system. </text:span></text:p>
      <text:p text:style-name="Standard"/>
      <text:p text:style-name="Standard"><text:span text:style-name="T3">NEW!</text:span><text:span text:style-name="T2"> Posted by </text:span><text:a xlink:type="simple" xlink:href="http://learn.flvs.net/educator/student/profile.cgi?aross1*clockley*mpos=6&amp;spos=0&amp;slt=69vMO8QewFHXE*4102*clockley" office:target-frame-name="player" xlink:show="replace"><text:span text:style-name="T4">Christian Lockley</text:span></text:a><text:span text:style-name="T2"> Fri Nov 21 16:36:51 2014.<text:line-break/></text:span><text:span text:style-name="T5">Message:</text:span><text:span text:style-name="T2"> This video addressed the male, somewhat anti-social, nerdy programmer stereotype. Programmers are normal people who lead normal lives, and as a group reflect the diversity of our society. <text:line-break/>By 24 I'd like to have a career in computer science(programming) that I enjoy. <text:line-break/>I'd also give up social media;would be more focus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4:45:15.398447026</meta:creation-date>
    <dc:date>2014-11-21T16:37:54.257268601</dc:date>
    <meta:editing-duration>PT7M3S</meta:editing-duration>
    <meta:editing-cycles>1</meta:editing-cycles>
    <meta:document-statistic meta:table-count="0" meta:image-count="0" meta:object-count="0" meta:page-count="1" meta:paragraph-count="3" meta:word-count="234" meta:character-count="1489" meta:non-whitespace-character-count="1251"/>
    <meta:generator>LibreOffice/4.2.7.2$Linux_x86 LibreOffice_project/420$Build-2</meta:generator>
  </office:meta>
</office:document-meta>
</file>